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5099d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rsid="0005099d" officeooo:paragraph-rsid="00098d69"/>
    </style:style>
    <style:style style:name="P3" style:family="paragraph" style:parent-style-name="Text_20_body" style:list-style-name="L1">
      <style:paragraph-properties style:writing-mode="lr-tb"/>
      <style:text-properties officeooo:rsid="0005099d" officeooo:paragraph-rsid="00098d69"/>
    </style:style>
    <style:style style:name="P4" style:family="paragraph" style:parent-style-name="Text_20_body">
      <style:text-properties officeooo:rsid="0005099d" officeooo:paragraph-rsid="0005099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>
      <style:paragraph-properties style:writing-mode="lr-tb"/>
    </style:style>
    <style:style style:name="T1" style:family="text">
      <style:text-properties officeooo:rsid="0004bf6f"/>
    </style:style>
    <style:style style:name="T2" style:family="text">
      <style:text-properties style:text-position="super 58%" officeooo:rsid="0004bf6f"/>
    </style:style>
    <style:style style:name="T3" style:family="text">
      <style:text-properties style:text-position="super 58%" officeooo:rsid="0005099d"/>
    </style:style>
    <style:style style:name="T4" style:family="text">
      <style:text-properties officeooo:rsid="0005099d"/>
    </style:style>
    <style:style style:name="T5" style:family="text">
      <style:text-properties officeooo:rsid="00065085"/>
    </style:style>
    <style:style style:name="T6" style:family="text">
      <style:text-properties officeooo:rsid="0007aca9"/>
    </style:style>
    <style:style style:name="T7" style:family="text">
      <style:text-properties officeooo:rsid="00098d69"/>
    </style:style>
    <style:style style:name="T8" style:family="text">
      <style:text-properties officeooo:rsid="000b33c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eeting Minutes</text:p>
      <text:p text:style-name="P1">Date: <text:span text:style-name="T1">March </text:span><text:span text:style-name="T4">1</text:span><text:span text:style-name="T3">st</text:span><text:span text:style-name="T4"> </text:span><text:span text:style-name="T1">2024 </text:span>: <text:span text:style-name="T1">3:00pm</text:span> Location: <text:span text:style-name="T4">Google Meet</text:span></text:p>
      <text:p text:style-name="Text_20_body">Attendees:</text:p>
      <text:list xml:id="list3478283898" text:style-name="L1">
        <text:list-item>
          <text:p text:style-name="P2">N<text:span text:style-name="T7">asaazi </text:span><text:s/>T<text:span text:style-name="T7">akia 22/U/6674 </text:span></text:p>
        </text:list-item>
        <text:list-item>
          <text:p text:style-name="P2">Jeremiah Kisa 17/U/5250/EVE</text:p>
        </text:list-item>
        <text:list-item>
          <text:p text:style-name="P3">Kazibwe Julius 21/U/14318/PS</text:p>
        </text:list-item>
      </text:list>
      <text:p text:style-name="P4"/>
      <text:p text:style-name="Text_20_body">Agenda:</text:p>
      <text:list xml:id="list722363448" text:style-name="L2">
        <text:list-item>
          <text:p text:style-name="P5">Discussion on Assignment: Creating a Simple Calculator App Using Android Studio and Jetpack Compose</text:p>
        </text:list-item>
      </text:list>
      <text:p text:style-name="Text_20_body">Proceedings:</text:p>
      <text:list xml:id="list2724160569" text:style-name="L3">
        <text:list-item>
          <text:p text:style-name="P7">The meeting commenced at the scheduled time with all members present.</text:p>
        </text:list-item>
        <text:list-item>
          <text:p text:style-name="P7"><text:span text:style-name="T5">Kazibwe </text:span><text:span text:style-name="T4">Julius</text:span> initiated the discussion by summarizing the assignment requirements.</text:p>
        </text:list-item>
        <text:list-item>
          <text:p text:style-name="P7">The group deliberated on the functionalities and features to include in the calculator app, focusing on simplicity.</text:p>
        </text:list-item>
        <text:list-item>
          <text:p text:style-name="P7"><text:span text:style-name="T8">Kisa</text:span> suggested breaking down the tasks into smaller modules for better organization and efficiency.</text:p>
        </text:list-item>
        <text:list-item>
          <text:p text:style-name="P7"><text:span text:style-name="T4">Julius </text:span>proposed using Jetpack Compose for UI development to leverage its declarative nature and ease of use.</text:p>
        </text:list-item>
        <text:list-item>
          <text:p text:style-name="P7">There was a consensus among the members to divide the tasks based on individual strengths and preferences.</text:p>
        </text:list-item>
        <text:list-item>
          <text:p text:style-name="P7"><text:span text:style-name="T4">Ta</text:span><text:span text:style-name="T8">kia</text:span> volunteered to work on the basic arithmetic operations (addition, subtraction, multiplication, and division) <text:span text:style-name="T6">that is</text:span><text:span text:style-name="T4"> creation of the required sealed and data classes</text:span><text:span text:style-name="T6">(calculator operations and actions and states)</text:span>.</text:p>
        </text:list-item>
        <text:list-item>
          <text:p text:style-name="P7"><text:span text:style-name="T4">Jerry</text:span> offered to handle the UI design and layout using Jetpack Compose<text:span text:style-name="T4">(Main Activity and the CalculatorButton Kotlin file)</text:span>.</text:p>
        </text:list-item>
        <text:list-item>
          <text:p text:style-name="P7"><text:span text:style-name="T4">Julius</text:span> agreed to take charge of integrating the UI with the backend logic<text:span text:style-name="T4">(viewModel)</text:span>.</text:p>
        </text:list-item>
        <text:list-item>
          <text:p text:style-name="P7">The meeting concluded with assigning deadlines for completing individual tasks and scheduling the next follow-up meeting for progress review.</text:p>
        </text:list-item>
        <text:list-item>
          <text:p text:style-name="P6">Action items were documented and distributed among the participants for reference.</text:p>
        </text:list-item>
      </text:list>
      <text:p text:style-name="P1">Next Meeting: <text:s/><text:span text:style-name="T1">March 8</text:span><text:span text:style-name="T2">th</text:span><text:span text:style-name="T1"> 2024 </text:span>: <text:span text:style-name="T1">3:00pm</text:span></text:p>
      <text:p text:style-name="Text_20_body">Minutes recorded by: <text:span text:style-name="T4">Ta</text:span><text:span text:style-name="T8">kia</text:span><text:span text:style-name="T4">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4:54:26.968814297</meta:creation-date>
    <dc:date>2024-03-11T19:42:51.874022249</dc:date>
    <meta:editing-duration>PT6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39" meta:character-count="1587" meta:non-whitespace-character-count="1381"/>
  </office:meta>
</office:document-meta>
</file>